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5.334cm"/>
    </style:style>
    <style:style style:name="gr7" style:family="graphic" style:parent-style-name="standard">
      <style:graphic-properties draw:stroke="none" svg:stroke-color="#000000" draw:fill="none" draw:fill-color="#ffffff" fo:min-height="1.205cm"/>
    </style:style>
    <style:style style:name="gr8" style:family="graphic" style:parent-style-name="standard">
      <style:graphic-properties draw:stroke="none" svg:stroke-color="#000000" draw:fill="none" draw:fill-color="#ffffff" fo:min-height="0.381cm"/>
    </style:style>
    <style:style style:name="gr9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1.651cm" svg:x="4.937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032cm" svg:y1="2.651cm" svg:x2="5.064cm" svg:y2="2.651cm">
          <text:p/>
        </draw:line>
        <draw:custom-shape draw:style-name="gr1" draw:text-style-name="P1" draw:layer="layout" svg:width="1.651cm" svg:height="1.651cm" svg:x="4.938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033cm" svg:y1="4.556cm" svg:x2="5.065cm" svg:y2="4.556cm">
          <text:p/>
        </draw:line>
        <draw:custom-shape draw:style-name="gr1" draw:text-style-name="P1" draw:layer="layout" svg:width="1.651cm" svg:height="1.651cm" svg:x="4.93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034cm" svg:y1="6.588cm" svg:x2="5.066cm" svg:y2="6.588cm">
          <text:p/>
        </draw:line>
        <draw:custom-shape draw:style-name="gr1" draw:text-style-name="P1" draw:layer="layout" svg:width="1.651cm" svg:height="1.651cm" svg:x="4.94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035cm" svg:y1="8.493cm" svg:x2="5.067cm" svg:y2="8.493cm">
          <text:p/>
        </draw:line>
        <draw:custom-shape draw:style-name="gr1" draw:text-style-name="P1" draw:layer="layout" svg:width="1.651cm" svg:height="1.651cm" svg:x="4.939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034cm" svg:y1="17.383cm" svg:x2="5.066cm" svg:y2="17.383cm">
          <text:p/>
        </draw:line>
        <draw:custom-shape draw:style-name="gr1" draw:text-style-name="P1" draw:layer="layout" svg:width="1.651cm" svg:height="1.651cm" svg:x="4.94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035cm" svg:y1="19.288cm" svg:x2="5.067cm" svg:y2="19.288cm">
          <text:p/>
        </draw:line>
        <draw:custom-shape draw:style-name="gr3" draw:text-style-name="P1" draw:layer="layout" svg:width="0.254cm" svg:height="0.254cm" svg:x="5.599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01cm" svg:y="1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03cm" svg:y="10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05cm" svg:y="11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07cm" svg:y="11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09cm" svg:y="12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11cm" svg:y="13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13cm" svg:y="13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15cm" svg:y="14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17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19cm" svg:y="1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621cm" svg:y="1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651cm" svg:height="1.139cm" svg:x="1.762cm" svg:y="2.147cm">
          <draw:text-box>
            <text:p>x1</text:p>
          </draw:text-box>
        </draw:frame>
        <draw:frame draw:style-name="gr4" draw:layer="layout" svg:width="1.651cm" svg:height="1.139cm" svg:x="1.763cm" svg:y="4.048cm">
          <draw:text-box>
            <text:p>x2</text:p>
          </draw:text-box>
        </draw:frame>
        <draw:frame draw:style-name="gr4" draw:layer="layout" svg:width="1.651cm" svg:height="1.139cm" svg:x="1.764cm" svg:y="5.949cm">
          <draw:text-box>
            <text:p>x3</text:p>
          </draw:text-box>
        </draw:frame>
        <draw:frame draw:style-name="gr4" draw:layer="layout" svg:width="1.651cm" svg:height="1.139cm" svg:x="1.765cm" svg:y="7.85cm">
          <draw:text-box>
            <text:p>x4</text:p>
          </draw:text-box>
        </draw:frame>
        <draw:frame draw:style-name="gr4" draw:layer="layout" svg:width="1.909cm" svg:height="1.139cm" svg:x="1.508cm" svg:y="16.651cm">
          <draw:text-box>
            <text:p>x177</text:p>
          </draw:text-box>
        </draw:frame>
        <draw:frame draw:style-name="gr4" draw:layer="layout" svg:width="1.91cm" svg:height="1.139cm" svg:x="1.508cm" svg:y="18.784cm">
          <draw:text-box>
            <text:p>x178</text:p>
          </draw:text-box>
        </draw:frame>
        <draw:custom-shape draw:style-name="gr5" draw:text-style-name="P1" draw:layer="layout" svg:width="11.43cm" svg:height="17.907cm" svg:x="7.223cm" svg:y="1.8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88cm" svg:y1="2.651cm" svg:x2="7.35cm" svg:y2="2.651cm">
          <text:p/>
        </draw:line>
        <draw:line draw:style-name="gr2" draw:text-style-name="P1" draw:layer="layout" svg:x1="6.589cm" svg:y1="4.501cm" svg:x2="7.351cm" svg:y2="4.501cm">
          <text:p/>
        </draw:line>
        <draw:line draw:style-name="gr2" draw:text-style-name="P1" draw:layer="layout" svg:x1="6.59cm" svg:y1="6.551cm" svg:x2="7.352cm" svg:y2="6.551cm">
          <text:p/>
        </draw:line>
        <draw:line draw:style-name="gr2" draw:text-style-name="P1" draw:layer="layout" svg:x1="6.59cm" svg:y1="8.451cm" svg:x2="7.352cm" svg:y2="8.451cm">
          <text:p/>
        </draw:line>
        <draw:line draw:style-name="gr2" draw:text-style-name="P1" draw:layer="layout" svg:x1="6.59cm" svg:y1="17.351cm" svg:x2="7.352cm" svg:y2="17.351cm">
          <text:p/>
        </draw:line>
        <draw:line draw:style-name="gr2" draw:text-style-name="P1" draw:layer="layout" svg:x1="6.591cm" svg:y1="19.201cm" svg:x2="7.353cm" svg:y2="19.201cm">
          <text:p/>
        </draw:line>
        <draw:frame draw:style-name="gr6" draw:layer="layout" svg:width="9.144cm" svg:height="5.584cm" svg:x="9.509cm" svg:y="7.096cm">
          <draw:text-box>
            <text:p>Hidden Layers.</text:p>
            <text:p>Activation function = TANH</text:p>
            <text:p>Bias = true</text:p>
          </draw:text-box>
        </draw:frame>
        <draw:custom-shape draw:style-name="gr1" draw:text-style-name="P1" draw:layer="layout" svg:width="1.524cm" svg:height="1.524cm" svg:x="21.828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366cm" svg:y1="5.318cm" svg:x2="24.89cm" svg:y2="5.318cm">
          <text:p/>
        </draw:line>
        <draw:custom-shape draw:style-name="gr1" draw:text-style-name="P1" draw:layer="layout" svg:width="1.524cm" svg:height="1.524cm" svg:x="21.829cm" svg:y="6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352cm" svg:y1="7.35cm" svg:x2="24.891cm" svg:y2="7.32cm">
          <text:p/>
        </draw:line>
        <draw:custom-shape draw:style-name="gr1" draw:text-style-name="P1" draw:layer="layout" svg:width="1.524cm" svg:height="1.524cm" svg:x="21.83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368cm" svg:y1="9.422cm" svg:x2="24.892cm" svg:y2="9.422cm">
          <text:p/>
        </draw:line>
        <draw:custom-shape draw:style-name="gr1" draw:text-style-name="P1" draw:layer="layout" svg:width="1.524cm" svg:height="1.524cm" svg:x="21.831cm" svg:y="1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369cm" svg:y1="11.424cm" svg:x2="24.893cm" svg:y2="11.424cm">
          <text:p/>
        </draw:line>
        <draw:custom-shape draw:style-name="gr1" draw:text-style-name="P1" draw:layer="layout" svg:width="1.524cm" svg:height="1.524cm" svg:x="21.832cm" svg:y="12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37cm" svg:y1="13.426cm" svg:x2="24.894cm" svg:y2="13.426cm">
          <text:p/>
        </draw:line>
        <draw:frame draw:style-name="gr7" draw:layer="layout" svg:width="1.556cm" svg:height="1.455cm" svg:x="25.384cm" svg:y="5.064cm">
          <draw:text-box>
            <text:p/>
          </draw:text-box>
        </draw:frame>
        <draw:frame draw:style-name="gr4" draw:layer="layout" svg:width="1.397cm" svg:height="1.139cm" svg:x="25.003cm" svg:y="4.837cm">
          <draw:text-box>
            <text:p>O1</text:p>
          </draw:text-box>
        </draw:frame>
        <draw:custom-shape draw:style-name="gr1" draw:text-style-name="P1" draw:layer="layout" svg:width="1.524cm" svg:height="1.524cm" svg:x="21.832cm" svg:y="10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37cm" svg:y1="11.426cm" svg:x2="24.894cm" svg:y2="11.426cm">
          <text:p/>
        </draw:line>
        <draw:frame draw:style-name="gr4" draw:layer="layout" svg:width="1.397cm" svg:height="1.139cm" svg:x="25.004cm" svg:y="6.838cm">
          <draw:text-box>
            <text:p>O2</text:p>
          </draw:text-box>
        </draw:frame>
        <draw:frame draw:style-name="gr4" draw:layer="layout" svg:width="1.397cm" svg:height="1.139cm" svg:x="25.005cm" svg:y="8.939cm">
          <draw:text-box>
            <text:p>O3</text:p>
          </draw:text-box>
        </draw:frame>
        <draw:frame draw:style-name="gr4" draw:layer="layout" svg:width="1.397cm" svg:height="1.139cm" svg:x="25.006cm" svg:y="10.94cm">
          <draw:text-box>
            <text:p>O4</text:p>
          </draw:text-box>
        </draw:frame>
        <draw:frame draw:style-name="gr4" draw:layer="layout" svg:width="1.397cm" svg:height="1.139cm" svg:x="25.007cm" svg:y="12.941cm">
          <draw:text-box>
            <text:p>O5</text:p>
          </draw:text-box>
        </draw:frame>
        <draw:line draw:style-name="gr2" draw:text-style-name="P1" draw:layer="layout" svg:x1="18.653cm" svg:y1="4.186cm" svg:x2="21.828cm" svg:y2="5.318cm">
          <text:p/>
        </draw:line>
        <draw:line draw:style-name="gr2" draw:text-style-name="P1" draw:layer="layout" svg:x1="18.653cm" svg:y1="4.467cm" svg:x2="21.828cm" svg:y2="5.318cm">
          <text:p/>
        </draw:line>
        <draw:frame draw:style-name="gr8" draw:layer="layout" svg:width="0.381cm" svg:height="1.187cm" svg:x="18.653cm" svg:y="4.048cm">
          <draw:text-box>
            <text:p/>
          </draw:text-box>
        </draw:frame>
        <draw:line draw:style-name="gr2" draw:text-style-name="P1" draw:layer="layout" svg:x1="18.653cm" svg:y1="4.748cm" svg:x2="21.828cm" svg:y2="5.318cm">
          <text:p/>
        </draw:line>
        <draw:line draw:style-name="gr2" draw:text-style-name="P1" draw:layer="layout" svg:x1="18.653cm" svg:y1="6.08cm" svg:x2="21.828cm" svg:y2="5.318cm">
          <text:p/>
        </draw:line>
        <draw:custom-shape draw:style-name="gr3" draw:text-style-name="P1" draw:layer="layout" svg:width="0.071cm" svg:height="0.078cm" svg:x="19.344cm" svg:y="4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48cm" svg:y="5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52cm" svg:y="5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56cm" svg:y="5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6cm" svg:y="5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654cm" svg:y1="6.194cm" svg:x2="21.829cm" svg:y2="7.326cm">
          <text:p/>
        </draw:line>
        <draw:line draw:style-name="gr2" draw:text-style-name="P1" draw:layer="layout" svg:x1="18.654cm" svg:y1="6.475cm" svg:x2="21.829cm" svg:y2="7.326cm">
          <text:p/>
        </draw:line>
        <draw:frame draw:style-name="gr8" draw:layer="layout" svg:width="0.381cm" svg:height="1.187cm" svg:x="18.654cm" svg:y="6.056cm">
          <draw:text-box>
            <text:p/>
          </draw:text-box>
        </draw:frame>
        <draw:line draw:style-name="gr2" draw:text-style-name="P1" draw:layer="layout" svg:x1="18.654cm" svg:y1="6.756cm" svg:x2="21.829cm" svg:y2="7.326cm">
          <text:p/>
        </draw:line>
        <draw:line draw:style-name="gr2" draw:text-style-name="P1" draw:layer="layout" svg:x1="18.654cm" svg:y1="8.088cm" svg:x2="21.829cm" svg:y2="7.326cm">
          <text:p/>
        </draw:line>
        <draw:custom-shape draw:style-name="gr3" draw:text-style-name="P1" draw:layer="layout" svg:width="0.071cm" svg:height="0.078cm" svg:x="19.345cm" svg:y="6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49cm" svg:y="7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53cm" svg:y="7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57cm" svg:y="7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61cm" svg:y="7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655cm" svg:y1="8.295cm" svg:x2="21.83cm" svg:y2="9.427cm">
          <text:p/>
        </draw:line>
        <draw:line draw:style-name="gr2" draw:text-style-name="P1" draw:layer="layout" svg:x1="18.655cm" svg:y1="8.576cm" svg:x2="21.83cm" svg:y2="9.427cm">
          <text:p/>
        </draw:line>
        <draw:frame draw:style-name="gr8" draw:layer="layout" svg:width="0.381cm" svg:height="1.187cm" svg:x="18.655cm" svg:y="8.157cm">
          <draw:text-box>
            <text:p/>
          </draw:text-box>
        </draw:frame>
        <draw:line draw:style-name="gr2" draw:text-style-name="P1" draw:layer="layout" svg:x1="18.655cm" svg:y1="8.857cm" svg:x2="21.83cm" svg:y2="9.427cm">
          <text:p/>
        </draw:line>
        <draw:line draw:style-name="gr2" draw:text-style-name="P1" draw:layer="layout" svg:x1="18.655cm" svg:y1="10.189cm" svg:x2="21.83cm" svg:y2="9.427cm">
          <text:p/>
        </draw:line>
        <draw:custom-shape draw:style-name="gr3" draw:text-style-name="P1" draw:layer="layout" svg:width="0.071cm" svg:height="0.078cm" svg:x="19.346cm" svg:y="9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5cm" svg:y="9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54cm" svg:y="9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58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62cm" svg:y="9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656cm" svg:y1="10.296cm" svg:x2="21.831cm" svg:y2="11.428cm">
          <text:p/>
        </draw:line>
        <draw:line draw:style-name="gr2" draw:text-style-name="P1" draw:layer="layout" svg:x1="18.656cm" svg:y1="10.577cm" svg:x2="21.831cm" svg:y2="11.428cm">
          <text:p/>
        </draw:line>
        <draw:frame draw:style-name="gr8" draw:layer="layout" svg:width="0.381cm" svg:height="1.187cm" svg:x="18.656cm" svg:y="10.158cm">
          <draw:text-box>
            <text:p/>
          </draw:text-box>
        </draw:frame>
        <draw:line draw:style-name="gr2" draw:text-style-name="P1" draw:layer="layout" svg:x1="18.656cm" svg:y1="10.858cm" svg:x2="21.831cm" svg:y2="11.428cm">
          <text:p/>
        </draw:line>
        <draw:line draw:style-name="gr2" draw:text-style-name="P1" draw:layer="layout" svg:x1="18.656cm" svg:y1="12.19cm" svg:x2="21.831cm" svg:y2="11.428cm">
          <text:p/>
        </draw:line>
        <draw:custom-shape draw:style-name="gr3" draw:text-style-name="P1" draw:layer="layout" svg:width="0.071cm" svg:height="0.078cm" svg:x="19.347cm" svg:y="11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51cm" svg:y="11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55cm" svg:y="1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59cm" svg:y="11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63cm" svg:y="11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657cm" svg:y1="12.297cm" svg:x2="21.832cm" svg:y2="13.429cm">
          <text:p/>
        </draw:line>
        <draw:line draw:style-name="gr2" draw:text-style-name="P1" draw:layer="layout" svg:x1="18.657cm" svg:y1="12.578cm" svg:x2="21.832cm" svg:y2="13.429cm">
          <text:p/>
        </draw:line>
        <draw:frame draw:style-name="gr8" draw:layer="layout" svg:width="0.381cm" svg:height="1.187cm" svg:x="18.657cm" svg:y="12.159cm">
          <draw:text-box>
            <text:p/>
          </draw:text-box>
        </draw:frame>
        <draw:line draw:style-name="gr2" draw:text-style-name="P1" draw:layer="layout" svg:x1="18.657cm" svg:y1="12.859cm" svg:x2="21.832cm" svg:y2="13.429cm">
          <text:p/>
        </draw:line>
        <draw:line draw:style-name="gr2" draw:text-style-name="P1" draw:layer="layout" svg:x1="18.657cm" svg:y1="14.191cm" svg:x2="21.832cm" svg:y2="13.429cm">
          <text:p/>
        </draw:line>
        <draw:custom-shape draw:style-name="gr3" draw:text-style-name="P1" draw:layer="layout" svg:width="0.071cm" svg:height="0.078cm" svg:x="19.348cm" svg:y="1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52cm" svg:y="13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56cm" svg:y="13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6cm" svg:y="13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1cm" svg:height="0.078cm" svg:x="19.364cm" svg:y="13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3.683cm" svg:height="0.962cm" svg:x="3.921cm" svg:y="1cm">
          <draw:text-box>
            <text:p>Input Layer</text:p>
          </draw:text-box>
        </draw:frame>
        <draw:frame draw:style-name="gr4" draw:layer="layout" svg:width="6.89cm" svg:height="1.139cm" svg:x="20.05cm" svg:y="1cm">
          <draw:text-box>
            <text:p>Output Layer (Linear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4T10:45:18.040909356</meta:creation-date>
    <dc:date>2014-04-04T21:32:42.044861366</dc:date>
    <meta:editing-duration>PT2H7M15S</meta:editing-duration>
    <meta:editing-cycles>4</meta:editing-cycles>
    <meta:generator>LibreOffice/4.2.2.1$Linux_X86_64 LibreOffice_project/f36d84b791bbb6580a6f88e1eda72ca6083bbb4b</meta:generator>
    <meta:document-statistic meta:object-count="108"/>
  </office:meta>
</office:document-meta>
</file>